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uczelni</text:p>
          </table:table-cell>
          <table:table-cell office:value-type="string" calcext:value-type="string">
            <text:p>uczel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demia Sztuk Pięk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ó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Królews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Rolnicz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ższa Szkoła Technicz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5:51.172594786</meta:creation-date>
    <dc:date>2019-09-17T08:36:08.455585701</dc:date>
    <meta:editing-duration>PT17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